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3">
      <style:text-properties fo:font-size="13pt" style:font-size-asian="13pt" style:font-size-complex="13pt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Standard" style:list-style-name="L2">
      <style:paragraph-properties fo:margin-top="0in" fo:margin-bottom="0in" style:contextual-spacing="false"/>
      <style:text-properties officeooo:paragraph-rsid="00045689"/>
    </style:style>
    <style:style style:name="P4" style:family="paragraph" style:parent-style-name="Standard" style:list-style-name="L2">
      <style:paragraph-properties fo:margin-top="0.0791in" fo:margin-bottom="0.0791in" style:contextual-spacing="false"/>
      <style:text-properties officeooo:paragraph-rsid="00045689"/>
    </style:style>
    <style:style style:name="P5" style:family="paragraph" style:parent-style-name="Standard" style:list-style-name="L2">
      <style:paragraph-properties fo:margin-top="0.0791in" fo:margin-bottom="0.0791in" style:contextual-spacing="false"/>
    </style:style>
    <style:style style:name="P6" style:family="paragraph" style:parent-style-name="Standard" style:list-style-name="L3" style:master-page-name="">
      <loext:graphic-properties draw:fill="none"/>
      <style:paragraph-properties fo:margin-left="0.8118in" fo:margin-right="0in" fo:margin-top="0in" fo:margin-bottom="0in" style:contextual-spacing="false" fo:text-indent="-0.25in" style:auto-text-indent="false" style:page-number="auto" fo:background-color="transparent"/>
      <style:text-properties officeooo:paragraph-rsid="00045689"/>
    </style:style>
    <style:style style:name="P7" style:family="paragraph" style:parent-style-name="Standard" style:list-style-name="L3">
      <loext:graphic-properties draw:fill="none"/>
      <style:paragraph-properties fo:margin-left="0.8118in" fo:margin-right="0in" fo:margin-top="0in" fo:margin-bottom="0in" style:contextual-spacing="false" fo:text-indent="-0.25in" style:auto-text-indent="false" fo:background-color="transparent"/>
    </style:style>
    <style:style style:name="P8" style:family="paragraph" style:parent-style-name="Standard" style:list-style-name="L4">
      <style:paragraph-properties fo:margin-top="0.0791in" fo:margin-bottom="0.0791in" style:contextual-spacing="false"/>
    </style:style>
    <style:style style:name="P9" style:family="paragraph" style:parent-style-name="Standard" style:list-style-name="L5">
      <style:paragraph-properties fo:margin-top="0.0791in" fo:margin-bottom="0.0791in" style:contextual-spacing="false"/>
    </style:style>
    <style:style style:name="P10" style:family="paragraph" style:parent-style-name="Title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лан работ по проекту</text:p>
      <text:p text:style-name="P2">(Предварительная версия)</text:p>
      <text:p text:style-name="Standard"/>
      <text:p text:style-name="Standard"/>
      <text:h text:style-name="P1" text:outline-level="3">Этап 1. Поиск, сбор и первичный анализ данных</text:h>
      <text:list xml:id="list2625726304" text:style-name="L2">
        <text:list-item>
          <text:p text:style-name="P5">Анализ основных датасетов на предмет пригодности для решения поставленной задачи. Анализ структуры данных.</text:p>
        </text:list-item>
        <text:list-item>
          <text:p text:style-name="P4">Дополнительная задача. Поиск и анализ альтернативных и дополнительных датасетов. Анализ структуры данных. </text:p>
          <text:p text:style-name="P3">Потенциально полезные данные для дополнительных датасетов: </text:p>
        </text:list-item>
      </text:list>
      <text:list xml:id="list3261084144" text:style-name="L3">
        <text:list-item>
          <text:p text:style-name="P6">погода</text:p>
        </text:list-item>
        <text:list-item>
          <text:p text:style-name="P7">промышленные предприятия</text:p>
        </text:list-item>
        <text:list-item>
          <text:p text:style-name="P7">транспорт</text:p>
        </text:list-item>
        <text:list-item>
          <text:p text:style-name="P7">сельское хозяйство</text:p>
        </text:list-item>
        <text:list-item>
          <text:p text:style-name="P7">урбанизация</text:p>
        </text:list-item>
        <text:list-item>
          <text:p text:style-name="P7">география</text:p>
        </text:list-item>
      </text:list>
      <text:list xml:id="list132721701382304" text:continue-list="list2625726304" text:style-name="L2">
        <text:list-item>
          <text:p text:style-name="P5">Исследовательский анализ данных. Оценка доли пропусков, неполных и аномальных данных. Агрегация и визуализация данных по загрязнителям, странам, годам и др.</text:p>
        </text:list-item>
        <text:list-item>
          <text:p text:style-name="P5">Предобработка и очистка данных. Выбор наиболее оптимального способа <text:s/>корректировки проблемных данных. Исключение проблемных данных из датасета (в случае необходимости).</text:p>
        </text:list-item>
        <text:list-item>
          <text:p text:style-name="P5">Формирование и сохранение второго (промежуточного) датасета для дальнейшей работы. Выбор страны (или нескольких стран) с наибольшим количеством и наиболее качественными данными. Выведение выбранных данных в отдельный (третий) датасет.</text:p>
        </text:list-item>
        <text:list-item>
          <text:p text:style-name="P5">Статистический анализ данных. Построение простой предсказательной модели (на основе формул, экспертного мнения), оценка метрик. Исключение выбросов из датасета (в случае необходимости).</text:p>
        </text:list-item>
        <text:list-item>
          <text:p text:style-name="P5">Разделение данных полученной выборки случайным образом на две части в соотношении 70:30, 80:20, 90:10 (в зависимости от размера полученного датасета) на обучающую выборку, и выборку для тестирования и валидации моделей (датасеты №4 и №5, соответственно).</text:p>
        </text:list-item>
      </text:list>
      <text:p text:style-name="Standard"/>
      <text:h text:style-name="P1" text:outline-level="3">Этап 2. Решение ML задач</text:h>
      <text:list xml:id="list3672175936" text:style-name="L4">
        <text:list-item>
          <text:p text:style-name="P8">Выбор наиболее оптимальных ML-моделей исходя из полученного размера и качества итоговой выборки.</text:p>
        </text:list-item>
        <text:list-item>
          <text:p text:style-name="P8">Разработка и апробация нескольких ML-моделей для предсказания индекса качества воздуха.</text:p>
        </text:list-item>
        <text:list-item>
          <text:p text:style-name="P8">Сравнительная оценка предсказывающей способности разных ML-моделей. Выбор наилучшей модели.</text:p>
        </text:list-item>
        <text:list-item>
          <text:p text:style-name="P8"><text:soft-page-break/>Использование ML-методов для поиска и удаления аномалий.</text:p>
        </text:list-item>
        <text:list-item>
          <text:p text:style-name="P8">Использование ML-методов для кластеризации стран по составу воздуха.</text:p>
        </text:list-item>
        <text:list-item>
          <text:p text:style-name="P8">Дополнительная задача. Оценка влияния размера обучающей выборки на предсказывающую способность модели. Обучение модели на новой выборке (в случае необходимости).</text:p>
        </text:list-item>
      </text:list>
      <text:p text:style-name="Standard"/>
      <text:h text:style-name="P1" text:outline-level="3">Этап 3. Решение DL задач</text:h>
      <text:list xml:id="list2502900866" text:style-name="L5">
        <text:list-item>
          <text:p text:style-name="P9">Использование DL-моделей для получения прогнозов.</text:p>
        </text:list-item>
        <text:list-item>
          <text:p text:style-name="P9">Адаптивная селекция и/или композиция моделей.</text:p>
        </text:list-item>
      </text:list>
      <text:p text:style-name="Standard"/>
      <text:h text:style-name="P1" text:outline-level="3">Этап 4. Разработка финального отчета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06.775715136</meta:creation-date>
    <dc:date>2022-09-28T13:27:19.744925362</dc:date>
    <meta:editing-duration>PT7M13S</meta:editing-duration>
    <meta:editing-cycles>1</meta:editing-cycles>
    <meta:document-statistic meta:table-count="0" meta:image-count="0" meta:object-count="0" meta:page-count="2" meta:paragraph-count="28" meta:word-count="287" meta:character-count="2208" meta:non-whitespace-character-count="1967"/>
    <meta:generator>LibreOffice/7.3.6.2$Linux_X86_64 LibreOffice_project/30$Build-2</meta:generator>
  </office:meta>
</office:document-meta>
</file>